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">
      <style:table-cell-properties fo:padding="0.071cm"/>
    </style:style>
    <style:style style:name="ce3" style:family="table-cell" style:parent-style-name="Default" style:data-style-name="N11">
      <style:table-cell-properties fo:padding="0.071cm"/>
    </style:style>
    <style:style style:name="ce4" style:family="table-cell" style:parent-style-name="Default" style:data-style-name="N3">
      <style:table-cell-properties fo:padding="0.071cm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122">
      <style:table-cell-properties fo:padding="0.071cm"/>
    </style:style>
    <style:style style:name="ce7" style:family="table-cell" style:parent-style-name="Default" style:data-style-name="N61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6">
      <style:table-cell-properties fo:padding="0.071cm"/>
    </style:style>
    <style:style style:name="ce10" style:family="table-cell" style:parent-style-name="Default" style:data-style-name="N41">
      <style:table-cell-properties fo:padding="0.071cm"/>
    </style:style>
    <style:style style:name="ce11" style:family="table-cell" style:parent-style-name="Default" style:data-style-name="N136">
      <style:table-cell-properties fo:padding="0.071cm"/>
    </style:style>
    <style:style style:name="ce12" style:family="table-cell" style:parent-style-name="Default" style:data-style-name="N137">
      <style:table-cell-properties fo:padding="0.071cm"/>
    </style:style>
    <style:style style:name="ce13" style:family="table-cell" style:parent-style-name="Default" style:data-style-name="N16116">
      <style:table-cell-properties fo:padding="0.071cm"/>
    </style:style>
    <style:style style:name="ce14" style:family="table-cell" style:parent-style-name="Default" style:data-style-name="N16117">
      <style:table-cell-properties fo:padding="0.071cm"/>
    </style:style>
    <style:style style:name="ce15" style:family="table-cell" style:parent-style-name="Default" style:data-style-name="N8107">
      <style:table-cell-properties fo:padding="0.071cm"/>
    </style:style>
    <style:style style:name="ce16" style:family="table-cell" style:parent-style-name="Default" style:data-style-name="N8108">
      <style:table-cell-properties fo:padding="0.071cm"/>
    </style:style>
    <style:style style:name="ce17" style:family="table-cell" style:parent-style-name="Default" style:data-style-name="N119">
      <style:table-cell-properties fo:padding="0.071cm"/>
    </style:style>
    <style:style style:name="ce18" style:family="table-cell" style:parent-style-name="Default" style:data-style-name="N120">
      <style:table-cell-properties fo:padding="0.071cm"/>
    </style:style>
    <style:style style:name="ce19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>
        <table:null-date table:date-value="1904-01-01"/>
      </table:calculation-settings>
      <table:table table:name="Numbers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1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1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1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1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1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1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1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4" table:default-cell-style-name="ce10"/>
        <table:table-column table:style-name="co2" table:default-cell-style-name="ce9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table:style-name="ce9" office:value-type="date" office:date-value="1905-09-12">
            <text:p>12.09.1905</text:p>
          </table:table-cell>
          <table:table-cell table:style-name="ce1"/>
          <table:table-cell table:formula="of:=TEXT([.A1];&quot;yyyy\-mm\-ddThh\:mm\:ss&quot;)" office:value-type="string" office:string-value="yyyy-09-dd1100:00:00">
            <text:p>yyyy-09-dd1100:00:00</text:p>
          </table:table-cell>
          <table:table-cell office:value-type="string">
            <text:p>midnight</text:p>
          </table:table-cell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9" office:value-type="date" office:date-value="1908-09-12T12:00:00">
            <text:p>12.09.1908</text:p>
          </table:table-cell>
          <table:table-cell table:style-name="ce19"/>
          <table:table-cell table:formula="of:=TEXT([.A2];&quot;yyyy\-mm\-ddThh\:mm\:ss&quot;)" office:value-type="string" office:string-value="yyyy-09-dd1112:00:00">
            <text:p>yyyy-09-dd1112:00:00</text:p>
          </table:table-cell>
          <table:table-cell office:value-type="string">
            <text:p>noon</text:p>
          </table:table-cell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table:style-name="ce9" office:value-type="date" office:date-value="2013-11-24">
            <text:p>24.11.2013</text:p>
          </table:table-cell>
          <table:table-cell/>
          <table:table-cell table:formula="of:=TEXT([.A3];&quot;yyyy\-mm\-ddThh\:mm\:ss&quot;)" office:value-type="string" office:string-value="yyyy-11-dd2300:00:00">
            <text:p>yyyy-11-dd2300:00:00</text:p>
          </table:table-cell>
          <table:table-cell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9" office:value-type="date" office:date-value="2030-12-31">
            <text:p>31.12.2030</text:p>
          </table:table-cell>
          <table:table-cell/>
          <table:table-cell table:formula="of:=TEXT([.A4];&quot;yyyy\-mm\-ddThh\:mm\:ss&quot;)" office:value-type="string" office:string-value="yyyy-12-dd3000:00:00">
            <text:p>yyyy-12-dd3000:00:00</text:p>
          </table:table-cell>
          <table:table-cell table:number-columns-repeated="2"/>
        </table:table-row>
        <table:table-row table:style-name="ro1">
          <table:table-cell office:value-type="time" office:time-value="PT00H00M00S">
            <text:p>00:00:00</text:p>
          </table:table-cell>
          <table:table-cell/>
          <table:table-cell table:formula="of:=TEXT([.A5];&quot;yyyy\-mm\-ddThh\:mm\:ss&quot;)" office:value-type="string" office:string-value="yyyy-12-dd3000:00:00">
            <text:p>yyyy-12-dd3000:00:00</text:p>
          </table:table-cell>
          <table:table-cell office:value-type="string">
            <text:p>time only...</text:p>
          </table:table-cell>
          <table:table-cell/>
        </table:table-row>
        <table:table-row table:style-name="ro1">
          <table:table-cell office:value-type="time" office:time-value="PT00H00M01S">
            <text:p>00:00:01</text:p>
          </table:table-cell>
          <table:table-cell/>
          <table:table-cell table:formula="of:=TEXT([.A6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/>
        </table:table-row>
        <table:table-row table:style-name="ro1">
          <table:table-cell office:value-type="time" office:time-value="PT01H00M00S">
            <text:p>01:00:00</text:p>
          </table:table-cell>
          <table:table-cell/>
          <table:table-cell table:formula="of:=TEXT([.A7];&quot;yyyy\-mm\-ddThh\:mm\:ss&quot;)" office:value-type="string" office:string-value="yyyy-12-dd3001:00:00">
            <text:p>yyyy-12-dd3001:00:00</text:p>
          </table:table-cell>
          <table:table-cell table:number-columns-repeated="2"/>
        </table:table-row>
        <table:table-row table:style-name="ro1">
          <table:table-cell office:value-type="time" office:time-value="PT03H00M00S">
            <text:p>03:00:00</text:p>
          </table:table-cell>
          <table:table-cell/>
          <table:table-cell table:formula="of:=TEXT([.A8];&quot;yyyy\-mm\-ddThh\:mm\:ss&quot;)" office:value-type="string" office:string-value="yyyy-12-dd3003:00:00">
            <text:p>yyyy-12-dd3003:00:00</text:p>
          </table:table-cell>
          <table:table-cell table:number-columns-repeated="2"/>
        </table:table-row>
        <table:table-row table:style-name="ro1">
          <table:table-cell office:value-type="time" office:time-value="PT12H00M00S">
            <text:p>12:00:00</text:p>
          </table:table-cell>
          <table:table-cell/>
          <table:table-cell table:formula="of:=TEXT([.A9];&quot;yyyy\-mm\-ddThh\:mm\:ss&quot;)" office:value-type="string" office:string-value="yyyy-12-dd3012:00:00">
            <text:p>yyyy-12-dd3012:00:00</text:p>
          </table:table-cell>
          <table:table-cell office:value-type="string">
            <text:p>noon</text:p>
          </table:table-cell>
          <table:table-cell/>
        </table:table-row>
        <table:table-row table:style-name="ro1">
          <table:table-cell office:value-type="time" office:time-value="PT18H00M00S">
            <text:p>18:00:00</text:p>
          </table:table-cell>
          <table:table-cell/>
          <table:table-cell table:formula="of:=TEXT([.A10];&quot;yyyy\-mm\-ddThh\:mm\:ss&quot;)" office:value-type="string" office:string-value="yyyy-12-dd3018:00:00">
            <text:p>yyyy-12-dd3018:00:00</text:p>
          </table:table-cell>
          <table:table-cell table:number-columns-repeated="2"/>
        </table:table-row>
        <table:table-row table:style-name="ro1">
          <table:table-cell office:value-type="time" office:time-value="PT23H59M00S">
            <text:p>23:59:00</text:p>
          </table:table-cell>
          <table:table-cell/>
          <table:table-cell table:formula="of:=TEXT([.A11];&quot;yyyy\-mm\-ddThh\:mm\:ss&quot;)" office:value-type="string" office:string-value="yyyy-12-dd3023:59:00">
            <text:p>yyyy-12-dd3023:59:00</text:p>
          </table:table-cell>
          <table:table-cell table:number-columns-repeated="2"/>
        </table:table-row>
        <table:table-row table:style-name="ro1">
          <table:table-cell office:value-type="time" office:time-value="PT23H59M59S">
            <text:p>23:59:59</text:p>
          </table:table-cell>
          <table:table-cell/>
          <table:table-cell table:formula="of:=TEXT([.A12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/>
        </table:table-row>
        <table:table-row table:style-name="ro1">
          <table:table-cell table:style-name="ce9" office:value-type="date" office:date-value="1908-09-12T12:00:00">
            <text:p>12.09.1908</text:p>
          </table:table-cell>
          <table:table-cell/>
          <table:table-cell table:formula="of:=TEXT([.A13];&quot;yyyy\-mm\-ddThh\:mm\:ss&quot;)" office:value-type="string" office:string-value="yyyy-09-dd1112:00:00">
            <text:p>yyyy-09-dd1112:00:00</text:p>
          </table:table-cell>
          <table:table-cell office:value-type="string">
            <text:p>noon</text:p>
          </table:table-cell>
          <table:table-cell office:value-type="string">
            <text:p>formatted as nfShortDateTime</text:p>
          </table:table-cell>
        </table:table-row>
        <table:table-row table:style-name="ro1">
          <table:table-cell table:style-name="ce11" office:value-type="float" office:value="1716.5">
            <text:p>12:00</text:p>
          </table:table-cell>
          <table:table-cell/>
          <table:table-cell table:formula="of:=TEXT([.A14];&quot;yyyy\-mm\-ddThh\:mm\:ss&quot;)" office:value-type="string" office:string-value="yyyy-09-dd1112:00:00">
            <text:p>yyyy-09-dd1112:00:00</text:p>
          </table:table-cell>
          <table:table-cell office:value-type="string">
            <text:p>noon</text:p>
          </table:table-cell>
          <table:table-cell office:value-type="string">
            <text:p>formatted as nfShortTime</text:p>
          </table:table-cell>
        </table:table-row>
        <table:table-row table:style-name="ro1">
          <table:table-cell table:style-name="ce12" office:value-type="time" office:time-value="PT41196H00M00S">
            <text:p>12:00:00 nachm.</text:p>
          </table:table-cell>
          <table:table-cell/>
          <table:table-cell table:formula="of:=TEXT([.A15];&quot;yyyy\-mm\-ddThh\:mm\:ss&quot;)" office:value-type="string" office:string-value="yyyy-09-dd1112:00:00">
            <text:p>yyyy-09-dd1112:00:00</text:p>
          </table:table-cell>
          <table:table-cell office:value-type="string">
            <text:p>noon</text:p>
          </table:table-cell>
          <table:table-cell office:value-type="string">
            <text:p>formatted as nfLongTime</text:p>
          </table:table-cell>
        </table:table-row>
        <table:table-row table:style-name="ro1">
          <table:table-cell table:style-name="ce13" office:value-type="float" office:value="1716.5">
            <text:p>12:00 PM</text:p>
          </table:table-cell>
          <table:table-cell/>
          <table:table-cell table:formula="of:=TEXT([.A16];&quot;yyyy\-mm\-ddThh\:mm\:ss&quot;)" office:value-type="string" office:string-value="yyyy-09-dd1112:00:00">
            <text:p>yyyy-09-dd1112:00:00</text:p>
          </table:table-cell>
          <table:table-cell office:value-type="string">
            <text:p>noon</text:p>
          </table:table-cell>
          <table:table-cell office:value-type="string">
            <text:p>formatted as nfShortTimeAM</text:p>
          </table:table-cell>
        </table:table-row>
        <table:table-row table:style-name="ro1">
          <table:table-cell table:style-name="ce14" office:value-type="float" office:value="1716.5">
            <text:p>12:00:00 PM</text:p>
          </table:table-cell>
          <table:table-cell/>
          <table:table-cell table:formula="of:=TEXT([.A17];&quot;yyyy\-mm\-ddThh\:mm\:ss&quot;)" office:value-type="string" office:string-value="yyyy-09-dd1112:00:00">
            <text:p>yyyy-09-dd1112:00:00</text:p>
          </table:table-cell>
          <table:table-cell office:value-type="string">
            <text:p>noon</text:p>
          </table:table-cell>
          <table:table-cell office:value-type="string">
            <text:p>formatted as nfLongTimeAM</text:p>
          </table:table-cell>
        </table:table-row>
        <table:table-row table:style-name="ro1">
          <table:table-cell table:style-name="ce15" office:value-type="date" office:date-value="1908-09-12T12:00:00">
            <text:p>12-Sep</text:p>
          </table:table-cell>
          <table:table-cell/>
          <table:table-cell table:formula="of:=TEXT([.A18];&quot;yyyy\-mm\-ddThh\:mm\:ss&quot;)" office:value-type="string" office:string-value="yyyy-09-dd1112:00:00">
            <text:p>yyyy-09-dd1112:00:00</text:p>
          </table:table-cell>
          <table:table-cell office:value-type="string">
            <text:p>noon</text:p>
          </table:table-cell>
          <table:table-cell office:value-type="string">
            <text:p>formatted as nfFmtDateTime, dm</text:p>
          </table:table-cell>
        </table:table-row>
        <table:table-row table:style-name="ro1">
          <table:table-cell table:style-name="ce16" office:value-type="date" office:date-value="1908-09-12T12:00:00">
            <text:p>Sep-08</text:p>
          </table:table-cell>
          <table:table-cell/>
          <table:table-cell table:formula="of:=TEXT([.A19];&quot;yyyy\-mm\-ddThh\:mm\:ss&quot;)" office:value-type="string" office:string-value="yyyy-09-dd1112:00:00">
            <text:p>yyyy-09-dd1112:00:00</text:p>
          </table:table-cell>
          <table:table-cell office:value-type="string">
            <text:p>noon</text:p>
          </table:table-cell>
          <table:table-cell office:value-type="string">
            <text:p>formatted as nfFmtDateTime, my</text:p>
          </table:table-cell>
        </table:table-row>
        <table:table-row table:style-name="ro1">
          <table:table-cell table:style-name="ce17" office:value-type="time" office:time-value="PT41196H00M00S">
            <text:p>00:00</text:p>
          </table:table-cell>
          <table:table-cell/>
          <table:table-cell table:formula="of:=TEXT([.A20];&quot;yyyy\-mm\-ddThh\:mm\:ss&quot;)" office:value-type="string" office:string-value="yyyy-09-dd1112:00:00">
            <text:p>yyyy-09-dd1112:00:00</text:p>
          </table:table-cell>
          <table:table-cell office:value-type="string">
            <text:p>noon</text:p>
          </table:table-cell>
          <table:table-cell office:value-type="string">
            <text:p>formatted as nfFmtDateTime, ms</text:p>
          </table:table-cell>
        </table:table-row>
        <table:table-row table:style-name="ro1">
          <table:table-cell table:style-name="ce9" office:value-type="date" office:date-value="1904-01-01T00:00:01">
            <text:p>01.01.1904</text:p>
          </table:table-cell>
          <table:table-cell/>
          <table:table-cell table:formula="of:=TEXT([.A21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ShortDateTime</text:p>
          </table:table-cell>
        </table:table-row>
        <table:table-row table:style-name="ro1">
          <table:table-cell table:style-name="ce11" office:value-type="float" office:value="0.0000115740740740741">
            <text:p>0:00</text:p>
          </table:table-cell>
          <table:table-cell/>
          <table:table-cell table:formula="of:=TEXT([.A22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ShortTime</text:p>
          </table:table-cell>
        </table:table-row>
        <table:table-row table:style-name="ro1">
          <table:table-cell table:style-name="ce12" office:value-type="time" office:time-value="PT00H00M01S">
            <text:p>12:00:01 vorm.</text:p>
          </table:table-cell>
          <table:table-cell/>
          <table:table-cell table:formula="of:=TEXT([.A23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LongTime</text:p>
          </table:table-cell>
        </table:table-row>
        <table:table-row table:style-name="ro1">
          <table:table-cell table:style-name="ce13" office:value-type="float" office:value="0.0000115740740740741">
            <text:p>12:00 AM</text:p>
          </table:table-cell>
          <table:table-cell/>
          <table:table-cell table:formula="of:=TEXT([.A24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ShortTimeAM</text:p>
          </table:table-cell>
        </table:table-row>
        <table:table-row table:style-name="ro1">
          <table:table-cell table:style-name="ce14" office:value-type="float" office:value="0.0000115740740740741">
            <text:p>12:00:01 AM</text:p>
          </table:table-cell>
          <table:table-cell/>
          <table:table-cell table:formula="of:=TEXT([.A25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LongTimeAM</text:p>
          </table:table-cell>
        </table:table-row>
        <table:table-row table:style-name="ro1">
          <table:table-cell table:style-name="ce15" office:value-type="date" office:date-value="1904-01-01T00:00:01">
            <text:p>01-Jan</text:p>
          </table:table-cell>
          <table:table-cell/>
          <table:table-cell table:formula="of:=TEXT([.A26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FmtDateTime, dm</text:p>
          </table:table-cell>
        </table:table-row>
        <table:table-row table:style-name="ro1">
          <table:table-cell table:style-name="ce16" office:value-type="date" office:date-value="1904-01-01T00:00:01">
            <text:p>Jan-04</text:p>
          </table:table-cell>
          <table:table-cell/>
          <table:table-cell table:formula="of:=TEXT([.A27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FmtDateTime, my</text:p>
          </table:table-cell>
        </table:table-row>
        <table:table-row table:style-name="ro1">
          <table:table-cell table:style-name="ce17" office:value-type="time" office:time-value="PT00H00M01S">
            <text:p>00:01</text:p>
          </table:table-cell>
          <table:table-cell/>
          <table:table-cell table:formula="of:=TEXT([.A28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FmtDateTime, ms</text:p>
          </table:table-cell>
        </table:table-row>
        <table:table-row table:style-name="ro1">
          <table:table-cell table:style-name="ce9" office:value-type="date" office:date-value="1904-01-01T23:59:59.00000000001">
            <text:p>01.01.1904</text:p>
          </table:table-cell>
          <table:table-cell/>
          <table:table-cell table:formula="of:=TEXT([.A29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ShortDateTime</text:p>
          </table:table-cell>
        </table:table-row>
        <table:table-row table:style-name="ro1">
          <table:table-cell table:style-name="ce11" office:value-type="float" office:value="0.999988425925926">
            <text:p>23:59</text:p>
          </table:table-cell>
          <table:table-cell/>
          <table:table-cell table:formula="of:=TEXT([.A30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ShortTime</text:p>
          </table:table-cell>
        </table:table-row>
        <table:table-row table:style-name="ro1">
          <table:table-cell table:style-name="ce12" office:value-type="time" office:time-value="PT23H59M59S">
            <text:p>11:59:59 nachm.</text:p>
          </table:table-cell>
          <table:table-cell/>
          <table:table-cell table:formula="of:=TEXT([.A31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LongTime</text:p>
          </table:table-cell>
        </table:table-row>
        <table:table-row table:style-name="ro1">
          <table:table-cell table:style-name="ce13" office:value-type="float" office:value="0.999988425925926">
            <text:p>11:59 PM</text:p>
          </table:table-cell>
          <table:table-cell/>
          <table:table-cell table:formula="of:=TEXT([.A32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ShortTimeAM</text:p>
          </table:table-cell>
        </table:table-row>
        <table:table-row table:style-name="ro1">
          <table:table-cell table:style-name="ce14" office:value-type="float" office:value="0.999988425925926">
            <text:p>11:59:59 PM</text:p>
          </table:table-cell>
          <table:table-cell/>
          <table:table-cell table:formula="of:=TEXT([.A33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LongTimeAM</text:p>
          </table:table-cell>
        </table:table-row>
        <table:table-row table:style-name="ro1">
          <table:table-cell table:style-name="ce15" office:value-type="date" office:date-value="1904-01-01T23:59:59.00000000001">
            <text:p>01-Jan</text:p>
          </table:table-cell>
          <table:table-cell/>
          <table:table-cell table:formula="of:=TEXT([.A34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FmtDateTime, dm</text:p>
          </table:table-cell>
        </table:table-row>
        <table:table-row table:style-name="ro1">
          <table:table-cell table:style-name="ce16" office:value-type="date" office:date-value="1904-01-01T23:59:59.00000000001">
            <text:p>Jan-04</text:p>
          </table:table-cell>
          <table:table-cell/>
          <table:table-cell table:formula="of:=TEXT([.A35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FmtDateTime, my</text:p>
          </table:table-cell>
        </table:table-row>
        <table:table-row table:style-name="ro1">
          <table:table-cell table:style-name="ce17" office:value-type="time" office:time-value="PT23H59M59S">
            <text:p>59:59</text:p>
          </table:table-cell>
          <table:table-cell/>
          <table:table-cell table:formula="of:=TEXT([.A36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FmtDateTime, ms</text:p>
          </table:table-cell>
        </table:table-row>
        <table:table-row table:style-name="ro1">
          <table:table-cell table:style-name="ce18" office:value-type="time" office:time-value="PT03H45M12S">
            <text:p>3:45:12</text:p>
          </table:table-cell>
          <table:table-cell/>
          <table:table-cell office:value-type="string">
            <text:p>3 hours 45 mins 12 secs</text:p>
          </table:table-cell>
          <table:table-cell/>
          <table:table-cell office:value-type="string">
            <text:p>formatted as nfTimeDuration</text:p>
          </table:table-cell>
        </table:table-row>
        <table:table-row table:style-name="ro1">
          <table:table-cell table:style-name="ce18" office:value-type="time" office:time-value="PT27H45M12S">
            <text:p>27:45:12</text:p>
          </table:table-cell>
          <table:table-cell/>
          <table:table-cell office:value-type="string">
            <text:p>the same plus 1 day</text:p>
          </table:table-cell>
          <table:table-cell/>
          <table:table-cell office:value-type="string">
            <text:p>formatted as nfTimeDur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number-style style:name="N106P0" style:volatile="true">
      <number:text> €</number:text>
      <number:number number:decimal-places="2" number:min-integer-digits="1" number:grouping="true"/>
      <number:text> </number:text>
    </number:number-style>
    <number:number-style style:name="N106P1" style:volatile="true">
      <number:text>-€</number:text>
      <number:number number:decimal-places="2" number:min-integer-digits="1" number:grouping="true"/>
      <number:text> </number:text>
    </number:number-style>
    <number:number-style style:name="N106P2" style:volatile="true">
      <number:text> €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</number:text>
      <number:number number:decimal-places="2" number:min-integer-digits="1" number:grouping="true"/>
    </number:number-style>
    <number:number-style style:name="N110">
      <number:text>-€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style:text-properties fo:color="#ff0000"/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</number:text>
      <number:number number:decimal-places="0" number:min-integer-digits="1" number:grouping="true"/>
      <number:text> </number:text>
    </number:number-style>
    <number:number-style style:name="N117P1" style:volatile="true">
      <number:text>-€</number:text>
      <number:number number:decimal-places="0" number:min-integer-digits="1" number:grouping="true"/>
      <number:text> </number:text>
    </number:number-style>
    <number:number-style style:name="N117P2" style:volatile="true">
      <number:text> €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Ja</number:text>
    </number:number-style>
    <number:number-style style:name="N131P1" style:volatile="true">
      <number:text>Ja</number:text>
    </number:number-style>
    <number:number-style style:name="N131">
      <number:text>Ne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Waar</number:text>
    </number:number-style>
    <number:number-style style:name="N132P1" style:volatile="true">
      <number:text>Waar</number:text>
    </number:number-style>
    <number:number-style style:name="N132">
      <number:text>Niet waar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an</number:text>
    </number:number-style>
    <number:number-style style:name="N133P1" style:volatile="true">
      <number:text>Aan</number:text>
    </number:number-style>
    <number:number-style style:name="N133">
      <number:text>Uit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34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34P0"/>
    </number:currency-style>
    <number:currency-style style:name="N135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35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35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P0" style:volatile="true">
      <number:hours/>
      <number:text>:</number:text>
      <number:minutes number:style="long"/>
    </number:time-style>
    <number:text-style style:name="N136">
      <number:text-content/>
      <style:map style:condition="value()&gt;=0" style:apply-style-name="N136P0"/>
    </number:text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IE">
      <number:text>€</number:text>
      <number:number number:decimal-places="0" number:min-integer-digits="1" number:grouping="true"/>
    </number:number-style>
    <number:number-style style:name="N8112" number:language="en" number:country="IE">
      <number:text>-€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2" number:min-integer-digits="1" number:grouping="true"/>
    </number:number-style>
    <number:number-style style:name="N8114" number:language="en" number:country="IE">
      <number:text>-€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IE">
      <number:text>€</number:text>
      <number:number number:decimal-places="2" number:min-integer-digits="1" number:grouping="true"/>
    </number:number-style>
    <number:number-style style:name="N8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5P0"/>
    </number:number-style>
    <number:time-style style:name="N16116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6" number:language="en" number:country="US">
      <number:text-content/>
      <style:map style:condition="value()&gt;=0" style:apply-style-name="N16116P0"/>
    </number:text-style>
    <number:time-style style:name="N16117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1.06.2014</text:date>, <text:time>12:1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01T12:18:31.23</dc:date>
    <dc:creator>Werner Pamler</dc:creator>
    <meta:editing-duration>PT10M8S</meta:editing-duration>
    <meta:editing-cycles>1</meta:editing-cycles>
    <meta:document-statistic meta:table-count="3" meta:cell-count="198" meta:object-count="0"/>
    <meta:generator>OpenOffice/4.0.1$Win32 OpenOffice.org_project/401m5$Build-9714</meta:generator>
  </office:meta>
</office:document-meta>
</file>